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5.3339in" svg:y="0.3555in">
            <draw:object draw:notify-on-update-of-ranges="Sheet1.B2:Sheet1.B2 Sheet1.B3:Sheet1.B237 Sheet1.C2:Sheet1.C2 Sheet1.C3:Sheet1.C237 Sheet1.D2:Sheet1.D2 Sheet1.D3:Sheet1.D237 Sheet1.E2:Sheet1.E2 Sheet1.E3:Sheet1.E2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tatvalue</text:p>
          </table:table-cell>
          <table:table-cell office:value-type="string" calcext:value-type="string">
            <text:p>1:rest,</text:p>
          </table:table-cell>
          <table:table-cell office:value-type="string" calcext:value-type="string">
            <text:p>2:Queuing,</text:p>
          </table:table-cell>
          <table:table-cell office:value-type="string" calcext:value-type="string">
            <text:p>3:walking.</text:p>
          </table:table-cell>
          <table:table-cell/>
        </table:table-row>
        <table:table-row table:style-name="ro1">
          <table:table-cell office:value-type="string" calcext:value-type="string">
            <text:p>SampleNum</text:p>
          </table:table-cell>
          <table:table-cell office:value-type="string" calcext:value-type="string">
            <text:p>statVal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37349546" calcext:value-type="float">
            <text:p>-0.4</text:p>
          </table:table-cell>
          <table:table-cell office:value-type="float" office:value="0.089782566" calcext:value-type="float">
            <text:p>0.1</text:p>
          </table:table-cell>
          <table:table-cell office:value-type="float" office:value="9.494206" calcext:value-type="float">
            <text:p>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37349546" calcext:value-type="float">
            <text:p>-0.4</text:p>
          </table:table-cell>
          <table:table-cell office:value-type="float" office:value="0.089782566" calcext:value-type="float">
            <text:p>0.1</text:p>
          </table:table-cell>
          <table:table-cell office:value-type="float" office:value="9.494206" calcext:value-type="float">
            <text:p>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9025488" calcext:value-type="float">
            <text:p>-0.4</text:p>
          </table:table-cell>
          <table:table-cell office:value-type="float" office:value="0.08020575" calcext:value-type="float">
            <text:p>0.1</text:p>
          </table:table-cell>
          <table:table-cell office:value-type="float" office:value="9.526528" calcext:value-type="float">
            <text:p>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36511576" calcext:value-type="float">
            <text:p>-0.4</text:p>
          </table:table-cell>
          <table:table-cell office:value-type="float" office:value="0.05626374" calcext:value-type="float">
            <text:p>0.1</text:p>
          </table:table-cell>
          <table:table-cell office:value-type="float" office:value="9.51336" calcext:value-type="float">
            <text:p>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39384618" calcext:value-type="float">
            <text:p>-0.4</text:p>
          </table:table-cell>
          <table:table-cell office:value-type="float" office:value="0.074220255" calcext:value-type="float">
            <text:p>0.1</text:p>
          </table:table-cell>
          <table:table-cell office:value-type="float" office:value="9.526528" calcext:value-type="float">
            <text:p>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0.3842694" calcext:value-type="float">
            <text:p>-0.4</text:p>
          </table:table-cell>
          <table:table-cell office:value-type="float" office:value="0.07062895" calcext:value-type="float">
            <text:p>0.1</text:p>
          </table:table-cell>
          <table:table-cell office:value-type="float" office:value="9.491813" calcext:value-type="float">
            <text:p>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37349546" calcext:value-type="float">
            <text:p>-0.4</text:p>
          </table:table-cell>
          <table:table-cell office:value-type="float" office:value="0.06823475" calcext:value-type="float">
            <text:p>0.1</text:p>
          </table:table-cell>
          <table:table-cell office:value-type="float" office:value="9.503783" calcext:value-type="float">
            <text:p>9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0.39983168" calcext:value-type="float">
            <text:p>-0.4</text:p>
          </table:table-cell>
          <table:table-cell office:value-type="float" office:value="0.05746084" calcext:value-type="float">
            <text:p>0.1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0.40581718" calcext:value-type="float">
            <text:p>-0.4</text:p>
          </table:table-cell>
          <table:table-cell office:value-type="float" office:value="0.1412579" calcext:value-type="float">
            <text:p>0.1</text:p>
          </table:table-cell>
          <table:table-cell office:value-type="float" office:value="9.498995" calcext:value-type="float">
            <text:p>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0.40581718" calcext:value-type="float">
            <text:p>-0.4</text:p>
          </table:table-cell>
          <table:table-cell office:value-type="float" office:value="0.12449849" calcext:value-type="float">
            <text:p>0.1</text:p>
          </table:table-cell>
          <table:table-cell office:value-type="float" office:value="9.496601" calcext:value-type="float">
            <text:p>9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0.37708676" calcext:value-type="float">
            <text:p>-0.4</text:p>
          </table:table-cell>
          <table:table-cell office:value-type="float" office:value="0.089782566" calcext:value-type="float">
            <text:p>0.1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0.3854665" calcext:value-type="float">
            <text:p>-0.4</text:p>
          </table:table-cell>
          <table:table-cell office:value-type="float" office:value="0.11372458" calcext:value-type="float">
            <text:p>0.1</text:p>
          </table:table-cell>
          <table:table-cell office:value-type="float" office:value="9.498995" calcext:value-type="float">
            <text:p>9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0.41299978" calcext:value-type="float">
            <text:p>-0.4</text:p>
          </table:table-cell>
          <table:table-cell office:value-type="float" office:value="0.130484" calcext:value-type="float">
            <text:p>0.1</text:p>
          </table:table-cell>
          <table:table-cell office:value-type="float" office:value="9.44752" calcext:value-type="float">
            <text:p>9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0.37349546" calcext:value-type="float">
            <text:p>-0.4</text:p>
          </table:table-cell>
          <table:table-cell office:value-type="float" office:value="0.1364695" calcext:value-type="float">
            <text:p>0.1</text:p>
          </table:table-cell>
          <table:table-cell office:value-type="float" office:value="9.485827" calcext:value-type="float">
            <text:p>9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0.36990416" calcext:value-type="float">
            <text:p>-0.4</text:p>
          </table:table-cell>
          <table:table-cell office:value-type="float" office:value="0.088585466" calcext:value-type="float">
            <text:p>0.1</text:p>
          </table:table-cell>
          <table:table-cell office:value-type="float" office:value="9.520543" calcext:value-type="float">
            <text:p>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0.34715924" calcext:value-type="float">
            <text:p>-0.3</text:p>
          </table:table-cell>
          <table:table-cell office:value-type="float" office:value="0.08499416" calcext:value-type="float">
            <text:p>0.1</text:p>
          </table:table-cell>
          <table:table-cell office:value-type="float" office:value="9.544485" calcext:value-type="float">
            <text:p>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0.39983168" calcext:value-type="float">
            <text:p>-0.4</text:p>
          </table:table-cell>
          <table:table-cell office:value-type="float" office:value="0.12449849" calcext:value-type="float">
            <text:p>0.1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0.41299978" calcext:value-type="float">
            <text:p>-0.4</text:p>
          </table:table-cell>
          <table:table-cell office:value-type="float" office:value="0.11971009" calcext:value-type="float">
            <text:p>0.1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0.39624038" calcext:value-type="float">
            <text:p>-0.4</text:p>
          </table:table-cell>
          <table:table-cell office:value-type="float" office:value="0.06344634" calcext:value-type="float">
            <text:p>0.1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-0.40462008" calcext:value-type="float">
            <text:p>-0.4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9.519346" calcext:value-type="float">
            <text:p>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0.8559271" calcext:value-type="float">
            <text:p>-0.9</text:p>
          </table:table-cell>
          <table:table-cell office:value-type="float" office:value="0.6607997" calcext:value-type="float">
            <text:p>0.7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0.12090719" calcext:value-type="float">
            <text:p>-0.1</text:p>
          </table:table-cell>
          <table:table-cell office:value-type="float" office:value="1.0522517" calcext:value-type="float">
            <text:p>1.1</text:p>
          </table:table-cell>
          <table:table-cell office:value-type="float" office:value="9.526528" calcext:value-type="float">
            <text:p>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804256" calcext:value-type="float">
            <text:p>1.0</text:p>
          </table:table-cell>
          <table:table-cell office:value-type="float" office:value="-0.39504328" calcext:value-type="float">
            <text:p>-0.4</text:p>
          </table:table-cell>
          <table:table-cell office:value-type="float" office:value="9.564836" calcext:value-type="float">
            <text:p>9.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-0.049081136" calcext:value-type="float">
            <text:p>0.0</text:p>
          </table:table-cell>
          <table:table-cell office:value-type="float" office:value="-0.18435353" calcext:value-type="float">
            <text:p>-0.2</text:p>
          </table:table-cell>
          <table:table-cell office:value-type="float" office:value="9.544485" calcext:value-type="float">
            <text:p>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3732995" calcext:value-type="float">
            <text:p>0.9</text:p>
          </table:table-cell>
          <table:table-cell office:value-type="float" office:value="-1.270124" calcext:value-type="float">
            <text:p>-1.3</text:p>
          </table:table-cell>
          <table:table-cell office:value-type="float" office:value="9.520543" calcext:value-type="float">
            <text:p>9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6404489" calcext:value-type="float">
            <text:p>0.6</text:p>
          </table:table-cell>
          <table:table-cell office:value-type="float" office:value="-0.63206923" calcext:value-type="float">
            <text:p>-0.6</text:p>
          </table:table-cell>
          <table:table-cell office:value-type="float" office:value="9.498995" calcext:value-type="float">
            <text:p>9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0.1328782" calcext:value-type="float">
            <text:p>-0.1</text:p>
          </table:table-cell>
          <table:table-cell office:value-type="float" office:value="-0.18195933" calcext:value-type="float">
            <text:p>-0.2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-0.34715924" calcext:value-type="float">
            <text:p>-0.3</text:p>
          </table:table-cell>
          <table:table-cell office:value-type="float" office:value="0.11252748" calcext:value-type="float">
            <text:p>0.1</text:p>
          </table:table-cell>
          <table:table-cell office:value-type="float" office:value="9.539697" calcext:value-type="float">
            <text:p>9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08738836" calcext:value-type="float">
            <text:p>0.1</text:p>
          </table:table-cell>
          <table:table-cell office:value-type="float" office:value="0.34596214" calcext:value-type="float">
            <text:p>0.3</text:p>
          </table:table-cell>
          <table:table-cell office:value-type="float" office:value="9.49301" calcext:value-type="float">
            <text:p>9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3.1591492" calcext:value-type="float">
            <text:p>-3.2</text:p>
          </table:table-cell>
          <table:table-cell office:value-type="float" office:value="0.21428105" calcext:value-type="float">
            <text:p>0.2</text:p>
          </table:table-cell>
          <table:table-cell office:value-type="float" office:value="9.466674" calcext:value-type="float">
            <text:p>9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021547815" calcext:value-type="float">
            <text:p>0.0</text:p>
          </table:table-cell>
          <table:table-cell office:value-type="float" office:value="-0.045489833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6464344" calcext:value-type="float">
            <text:p>-0.1</text:p>
          </table:table-cell>
          <table:table-cell office:value-type="float" office:value="9.463082" calcext:value-type="float">
            <text:p>9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07182605" calcext:value-type="float">
            <text:p>0.1</text:p>
          </table:table-cell>
          <table:table-cell office:value-type="float" office:value="-0.094570965" calcext:value-type="float">
            <text:p>-0.1</text:p>
          </table:table-cell>
          <table:table-cell office:value-type="float" office:value="9.503783" calcext:value-type="float">
            <text:p>9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009576807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22937" calcext:value-type="float">
            <text:p>9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29927522" calcext:value-type="float">
            <text:p>0.0</text:p>
          </table:table-cell>
          <table:table-cell office:value-type="float" office:value="-0.04189853" calcext:value-type="float">
            <text:p>0.0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07182605" calcext:value-type="float">
            <text:p>0.0</text:p>
          </table:table-cell>
          <table:table-cell office:value-type="float" office:value="9.61272" calcext:value-type="float">
            <text:p>9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38307227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85187" calcext:value-type="float">
            <text:p>9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44292733" calcext:value-type="float">
            <text:p>0.0</text:p>
          </table:table-cell>
          <table:table-cell office:value-type="float" office:value="-0.050278235" calcext:value-type="float">
            <text:p>-0.1</text:p>
          </table:table-cell>
          <table:table-cell office:value-type="float" office:value="9.483433" calcext:value-type="float">
            <text:p>9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10773907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19346" calcext:value-type="float">
            <text:p>9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16759412" calcext:value-type="float">
            <text:p>0.0</text:p>
          </table:table-cell>
          <table:table-cell office:value-type="float" office:value="-0.03232172" calcext:value-type="float">
            <text:p>0.0</text:p>
          </table:table-cell>
          <table:table-cell office:value-type="float" office:value="9.504981" calcext:value-type="float">
            <text:p>9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31124622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59855044" calcext:value-type="float">
            <text:p>0.1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20543" calcext:value-type="float">
            <text:p>9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62249243" calcext:value-type="float">
            <text:p>0.1</text:p>
          </table:table-cell>
          <table:table-cell office:value-type="float" office:value="-0.044292733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27533319" calcext:value-type="float">
            <text:p>0.0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5865794" calcext:value-type="float">
            <text:p>0.1</text:p>
          </table:table-cell>
          <table:table-cell office:value-type="float" office:value="-0.027533319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047884034" calcext:value-type="float">
            <text:p>0.0</text:p>
          </table:table-cell>
          <table:table-cell office:value-type="float" office:value="9.524135" calcext:value-type="float">
            <text:p>9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2873042" calcext:value-type="float">
            <text:p>0.0</text:p>
          </table:table-cell>
          <table:table-cell office:value-type="float" office:value="-0.009576807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16759412" calcext:value-type="float">
            <text:p>0.0</text:p>
          </table:table-cell>
          <table:table-cell office:value-type="float" office:value="9.503783" calcext:value-type="float">
            <text:p>9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22744916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34908" calcext:value-type="float">
            <text:p>9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62249243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497798" calcext:value-type="float">
            <text:p>9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44292733" calcext:value-type="float">
            <text:p>0.0</text:p>
          </table:table-cell>
          <table:table-cell office:value-type="float" office:value="-0.04070143" calcext:value-type="float">
            <text:p>0.0</text:p>
          </table:table-cell>
          <table:table-cell office:value-type="float" office:value="9.539697" calcext:value-type="float">
            <text:p>9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5746084" calcext:value-type="float">
            <text:p>0.1</text:p>
          </table:table-cell>
          <table:table-cell office:value-type="float" office:value="-0.046686932" calcext:value-type="float">
            <text:p>0.0</text:p>
          </table:table-cell>
          <table:table-cell office:value-type="float" office:value="9.491813" calcext:value-type="float">
            <text:p>9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0.008379706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253315" calcext:value-type="float">
            <text:p>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2633622" calcext:value-type="float">
            <text:p>0.0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7182605" calcext:value-type="float">
            <text:p>0.1</text:p>
          </table:table-cell>
          <table:table-cell office:value-type="float" office:value="-0.008379706" calcext:value-type="float">
            <text:p>0.0</text:p>
          </table:table-cell>
          <table:table-cell office:value-type="float" office:value="9.502586" calcext:value-type="float">
            <text:p>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77811554" calcext:value-type="float">
            <text:p>0.1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0.019153614" calcext:value-type="float">
            <text:p>0.0</text:p>
          </table:table-cell>
          <table:table-cell office:value-type="float" office:value="9.519346" calcext:value-type="float">
            <text:p>9.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50278235" calcext:value-type="float">
            <text:p>0.1</text:p>
          </table:table-cell>
          <table:table-cell office:value-type="float" office:value="-0.034715924" calcext:value-type="float">
            <text:p>0.0</text:p>
          </table:table-cell>
          <table:table-cell office:value-type="float" office:value="9.528923" calcext:value-type="float">
            <text:p>9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4309563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50278235" calcext:value-type="float">
            <text:p>0.1</text:p>
          </table:table-cell>
          <table:table-cell office:value-type="float" office:value="-0.049081136" calcext:value-type="float">
            <text:p>0.0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11971008" calcext:value-type="float">
            <text:p>0.0</text:p>
          </table:table-cell>
          <table:table-cell office:value-type="float" office:value="9.503783" calcext:value-type="float">
            <text:p>9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31124622" calcext:value-type="float">
            <text:p>0.0</text:p>
          </table:table-cell>
          <table:table-cell office:value-type="float" office:value="-0.017956512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385" calcext:value-type="float">
            <text:p>9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29927522" calcext:value-type="float">
            <text:p>0.0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0.005985504" calcext:value-type="float">
            <text:p>0.0</text:p>
          </table:table-cell>
          <table:table-cell office:value-type="float" office:value="9.539697" calcext:value-type="float">
            <text:p>9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0.0023942017" calcext:value-type="float">
            <text:p>0.0</text:p>
          </table:table-cell>
          <table:table-cell office:value-type="float" office:value="9.514558" calcext:value-type="float">
            <text:p>9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33711" calcext:value-type="float">
            <text:p>9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3232172" calcext:value-type="float">
            <text:p>0.0</text:p>
          </table:table-cell>
          <table:table-cell office:value-type="float" office:value="-0.007182605" calcext:value-type="float">
            <text:p>0.0</text:p>
          </table:table-cell>
          <table:table-cell office:value-type="float" office:value="9.543288" calcext:value-type="float">
            <text:p>9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21547815" calcext:value-type="float">
            <text:p>0.0</text:p>
          </table:table-cell>
          <table:table-cell office:value-type="float" office:value="9.481039" calcext:value-type="float">
            <text:p>9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4209" calcext:value-type="float">
            <text:p>9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.05746084" calcext:value-type="float">
            <text:p>0.1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04981" calcext:value-type="float">
            <text:p>9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.06584055" calcext:value-type="float">
            <text:p>0.1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496601" calcext:value-type="float">
            <text:p>9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10773907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16759412" calcext:value-type="float">
            <text:p>0.0</text:p>
          </table:table-cell>
          <table:table-cell office:value-type="float" office:value="9.5253315" calcext:value-type="float">
            <text:p>9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31124622" calcext:value-type="float">
            <text:p>0.0</text:p>
          </table:table-cell>
          <table:table-cell office:value-type="float" office:value="9.536105" calcext:value-type="float">
            <text:p>9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37110128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09769" calcext:value-type="float">
            <text:p>9.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050278235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46879" calcext:value-type="float">
            <text:p>9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34908" calcext:value-type="float">
            <text:p>9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07182605" calcext:value-type="float">
            <text:p>0.0</text:p>
          </table:table-cell>
          <table:table-cell office:value-type="float" office:value="9.51336" calcext:value-type="float">
            <text:p>9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4774475" calcext:value-type="float">
            <text:p>9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035913025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29927522" calcext:value-type="float">
            <text:p>0.0</text:p>
          </table:table-cell>
          <table:table-cell office:value-type="float" office:value="9.485827" calcext:value-type="float">
            <text:p>9.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011971008" calcext:value-type="float">
            <text:p>0.0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497798" calcext:value-type="float">
            <text:p>9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6823475" calcext:value-type="float">
            <text:p>0.1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013895" calcext:value-type="float">
            <text:p>9.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047884032" calcext:value-type="float">
            <text:p>0.0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04981" calcext:value-type="float">
            <text:p>9.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10773907" calcext:value-type="float">
            <text:p>0.0</text:p>
          </table:table-cell>
          <table:table-cell office:value-type="float" office:value="9.51336" calcext:value-type="float">
            <text:p>9.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76614454" calcext:value-type="float">
            <text:p>0.1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34908" calcext:value-type="float">
            <text:p>9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47884032" calcext:value-type="float">
            <text:p>0.0</text:p>
          </table:table-cell>
          <table:table-cell office:value-type="float" office:value="-0.005985504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29927522" calcext:value-type="float">
            <text:p>0.0</text:p>
          </table:table-cell>
          <table:table-cell office:value-type="float" office:value="9.522937" calcext:value-type="float">
            <text:p>9.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39697" calcext:value-type="float">
            <text:p>9.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38307227" calcext:value-type="float">
            <text:p>0.0</text:p>
          </table:table-cell>
          <table:table-cell office:value-type="float" office:value="-0.04189853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21547815" calcext:value-type="float">
            <text:p>0.0</text:p>
          </table:table-cell>
          <table:table-cell office:value-type="float" office:value="9.536105" calcext:value-type="float">
            <text:p>9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09576807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02633622" calcext:value-type="float">
            <text:p>0.0</text:p>
          </table:table-cell>
          <table:table-cell office:value-type="float" office:value="-0.021547815" calcext:value-type="float">
            <text:p>0.0</text:p>
          </table:table-cell>
          <table:table-cell office:value-type="float" office:value="9.519346" calcext:value-type="float">
            <text:p>9.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4189853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6703765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11971008" calcext:value-type="float">
            <text:p>0.0</text:p>
          </table:table-cell>
          <table:table-cell office:value-type="float" office:value="9.561244" calcext:value-type="float">
            <text:p>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44485" calcext:value-type="float">
            <text:p>9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06584055" calcext:value-type="float">
            <text:p>0.1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24135" calcext:value-type="float">
            <text:p>9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03232172" calcext:value-type="float">
            <text:p>0.0</text:p>
          </table:table-cell>
          <table:table-cell office:value-type="float" office:value="-0.027533319" calcext:value-type="float">
            <text:p>0.0</text:p>
          </table:table-cell>
          <table:table-cell office:value-type="float" office:value="9.514558" calcext:value-type="float">
            <text:p>9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09576807" calcext:value-type="float">
            <text:p>0.0</text:p>
          </table:table-cell>
          <table:table-cell office:value-type="float" office:value="9.5253315" calcext:value-type="float">
            <text:p>9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2633622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09769" calcext:value-type="float">
            <text:p>9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492735" calcext:value-type="float">
            <text:p>9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4189853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497798" calcext:value-type="float">
            <text:p>9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47884032" calcext:value-type="float">
            <text:p>0.0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33711" calcext:value-type="float">
            <text:p>9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38307227" calcext:value-type="float">
            <text:p>0.0</text:p>
          </table:table-cell>
          <table:table-cell office:value-type="float" office:value="-0.033518825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29927522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496601" calcext:value-type="float">
            <text:p>9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09769" calcext:value-type="float">
            <text:p>9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10773907" calcext:value-type="float">
            <text:p>0.0</text:p>
          </table:table-cell>
          <table:table-cell office:value-type="float" office:value="9.543288" calcext:value-type="float">
            <text:p>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46879" calcext:value-type="float">
            <text:p>9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22937" calcext:value-type="float">
            <text:p>9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5746084" calcext:value-type="float">
            <text:p>0.1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3232172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492735" calcext:value-type="float">
            <text:p>9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17956512" calcext:value-type="float">
            <text:p>0.0</text:p>
          </table:table-cell>
          <table:table-cell office:value-type="float" office:value="9.51336" calcext:value-type="float">
            <text:p>9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21547815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11971008" calcext:value-type="float">
            <text:p>0.0</text:p>
          </table:table-cell>
          <table:table-cell office:value-type="float" office:value="9.566033" calcext:value-type="float">
            <text:p>9.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2633622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490616" calcext:value-type="float">
            <text:p>9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0.007182605" calcext:value-type="float">
            <text:p>0.0</text:p>
          </table:table-cell>
          <table:table-cell office:value-type="float" office:value="9.533711" calcext:value-type="float">
            <text:p>9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0.0011971008" calcext:value-type="float">
            <text:p>0.0</text:p>
          </table:table-cell>
          <table:table-cell office:value-type="float" office:value="9.502586" calcext:value-type="float">
            <text:p>9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47884032" calcext:value-type="float">
            <text:p>0.0</text:p>
          </table:table-cell>
          <table:table-cell office:value-type="float" office:value="-0.008379706" calcext:value-type="float">
            <text:p>0.0</text:p>
          </table:table-cell>
          <table:table-cell office:value-type="float" office:value="9.520543" calcext:value-type="float">
            <text:p>9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11971008" calcext:value-type="float">
            <text:p>0.0</text:p>
          </table:table-cell>
          <table:table-cell office:value-type="float" office:value="9.533711" calcext:value-type="float">
            <text:p>9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37110128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1336" calcext:value-type="float">
            <text:p>9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15562311" calcext:value-type="float">
            <text:p>0.0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28923" calcext:value-type="float">
            <text:p>9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4070143" calcext:value-type="float">
            <text:p>0.0</text:p>
          </table:table-cell>
          <table:table-cell office:value-type="float" office:value="-0.011971008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40894" calcext:value-type="float">
            <text:p>9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4189853" calcext:value-type="float">
            <text:p>0.0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4209" calcext:value-type="float">
            <text:p>9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27533319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43288" calcext:value-type="float">
            <text:p>9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2873042" calcext:value-type="float">
            <text:p>0.0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06178" calcext:value-type="float">
            <text:p>9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34715924" calcext:value-type="float">
            <text:p>0.0</text:p>
          </table:table-cell>
          <table:table-cell office:value-type="float" office:value="-0.031124622" calcext:value-type="float">
            <text:p>0.0</text:p>
          </table:table-cell>
          <table:table-cell office:value-type="float" office:value="9.506178" calcext:value-type="float">
            <text:p>9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34715924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34908" calcext:value-type="float">
            <text:p>9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35913024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40894" calcext:value-type="float">
            <text:p>9.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02586" calcext:value-type="float">
            <text:p>9.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023942017" calcext:value-type="float">
            <text:p>0.0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4189853" calcext:value-type="float">
            <text:p>0.0</text:p>
          </table:table-cell>
          <table:table-cell office:value-type="float" office:value="-0.033518825" calcext:value-type="float">
            <text:p>0.0</text:p>
          </table:table-cell>
          <table:table-cell office:value-type="float" office:value="9.540894" calcext:value-type="float">
            <text:p>9.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10773907" calcext:value-type="float">
            <text:p>0.0</text:p>
          </table:table-cell>
          <table:table-cell office:value-type="float" office:value="9.524135" calcext:value-type="float">
            <text:p>9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37110128" calcext:value-type="float">
            <text:p>0.0</text:p>
          </table:table-cell>
          <table:table-cell office:value-type="float" office:value="-0.0035913025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29927522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53869538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253315" calcext:value-type="float">
            <text:p>9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14558" calcext:value-type="float">
            <text:p>9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2873042" calcext:value-type="float">
            <text:p>0.0</text:p>
          </table:table-cell>
          <table:table-cell office:value-type="float" office:value="-0.039504327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011971008" calcext:value-type="float">
            <text:p>0.0</text:p>
          </table:table-cell>
          <table:table-cell office:value-type="float" office:value="9.551667" calcext:value-type="float">
            <text:p>9.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45489833" calcext:value-type="float">
            <text:p>0.0</text:p>
          </table:table-cell>
          <table:table-cell office:value-type="float" office:value="9.537302" calcext:value-type="float">
            <text:p>9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22744916" calcext:value-type="float">
            <text:p>0.0</text:p>
          </table:table-cell>
          <table:table-cell office:value-type="float" office:value="-0.017956512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4189853" calcext:value-type="float">
            <text:p>0.0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10773907" calcext:value-type="float">
            <text:p>0.0</text:p>
          </table:table-cell>
          <table:table-cell office:value-type="float" office:value="9.5013895" calcext:value-type="float">
            <text:p>9.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07182605" calcext:value-type="float">
            <text:p>0.0</text:p>
          </table:table-cell>
          <table:table-cell office:value-type="float" office:value="9.555259" calcext:value-type="float">
            <text:p>9.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33711" calcext:value-type="float">
            <text:p>9.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34715924" calcext:value-type="float">
            <text:p>0.0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38307227" calcext:value-type="float">
            <text:p>0.0</text:p>
          </table:table-cell>
          <table:table-cell office:value-type="float" office:value="9.494206" calcext:value-type="float">
            <text:p>9.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6584055" calcext:value-type="float">
            <text:p>0.1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34715924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28923" calcext:value-type="float">
            <text:p>9.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37110128" calcext:value-type="float">
            <text:p>0.0</text:p>
          </table:table-cell>
          <table:table-cell office:value-type="float" office:value="9.546879" calcext:value-type="float">
            <text:p>9.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17956512" calcext:value-type="float">
            <text:p>0.0</text:p>
          </table:table-cell>
          <table:table-cell office:value-type="float" office:value="9.548077" calcext:value-type="float">
            <text:p>9.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3232172" calcext:value-type="float">
            <text:p>0.0</text:p>
          </table:table-cell>
          <table:table-cell office:value-type="float" office:value="-0.016759412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1316811" calcext:value-type="float">
            <text:p>0.0</text:p>
          </table:table-cell>
          <table:table-cell office:value-type="float" office:value="9.5013895" calcext:value-type="float">
            <text:p>9.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047884034" calcext:value-type="float">
            <text:p>0.0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3232172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385" calcext:value-type="float">
            <text:p>9.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29927522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07182605" calcext:value-type="float">
            <text:p>0.0</text:p>
          </table:table-cell>
          <table:table-cell office:value-type="float" office:value="9.532514" calcext:value-type="float">
            <text:p>9.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38307227" calcext:value-type="float">
            <text:p>0.0</text:p>
          </table:table-cell>
          <table:table-cell office:value-type="float" office:value="-0.035913024" calcext:value-type="float">
            <text:p>0.0</text:p>
          </table:table-cell>
          <table:table-cell office:value-type="float" office:value="9.537302" calcext:value-type="float">
            <text:p>9.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50278235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21547815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44292733" calcext:value-type="float">
            <text:p>0.0</text:p>
          </table:table-cell>
          <table:table-cell office:value-type="float" office:value="-0.0035913025" calcext:value-type="float">
            <text:p>0.0</text:p>
          </table:table-cell>
          <table:table-cell office:value-type="float" office:value="9.520543" calcext:value-type="float">
            <text:p>9.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4309563" calcext:value-type="float">
            <text:p>0.0</text:p>
          </table:table-cell>
          <table:table-cell office:value-type="float" office:value="-0.0047884034" calcext:value-type="float">
            <text:p>0.0</text:p>
          </table:table-cell>
          <table:table-cell office:value-type="float" office:value="9.497798" calcext:value-type="float">
            <text:p>9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59855044" calcext:value-type="float">
            <text:p>0.1</text:p>
          </table:table-cell>
          <table:table-cell office:value-type="float" office:value="-0.005985504" calcext:value-type="float">
            <text:p>0.0</text:p>
          </table:table-cell>
          <table:table-cell office:value-type="float" office:value="9.54209" calcext:value-type="float">
            <text:p>9.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46686932" calcext:value-type="float">
            <text:p>0.0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31317" calcext:value-type="float">
            <text:p>9.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39697" calcext:value-type="float">
            <text:p>9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4070143" calcext:value-type="float">
            <text:p>0.0</text:p>
          </table:table-cell>
          <table:table-cell office:value-type="float" office:value="9.508572" calcext:value-type="float">
            <text:p>9.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33518825" calcext:value-type="float">
            <text:p>0.0</text:p>
          </table:table-cell>
          <table:table-cell office:value-type="float" office:value="-0.027533319" calcext:value-type="float">
            <text:p>0.0</text:p>
          </table:table-cell>
          <table:table-cell office:value-type="float" office:value="9.546879" calcext:value-type="float">
            <text:p>9.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45489833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385" calcext:value-type="float">
            <text:p>9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6943185" calcext:value-type="float">
            <text:p>0.1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15755" calcext:value-type="float">
            <text:p>9.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06344634" calcext:value-type="float">
            <text:p>0.1</text:p>
          </table:table-cell>
          <table:table-cell office:value-type="float" office:value="-0.016759412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2873042" calcext:value-type="float">
            <text:p>0.0</text:p>
          </table:table-cell>
          <table:table-cell office:value-type="float" office:value="9.536105" calcext:value-type="float">
            <text:p>9.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0.055066638" calcext:value-type="float">
            <text:p>0.1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10966" calcext:value-type="float">
            <text:p>9.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.06823475" calcext:value-type="float">
            <text:p>0.1</text:p>
          </table:table-cell>
          <table:table-cell office:value-type="float" office:value="-0.008379706" calcext:value-type="float">
            <text:p>0.0</text:p>
          </table:table-cell>
          <table:table-cell office:value-type="float" office:value="9.522937" calcext:value-type="float">
            <text:p>9.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492735" calcext:value-type="float">
            <text:p>9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0.05267244" calcext:value-type="float">
            <text:p>0.1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503783" calcext:value-type="float">
            <text:p>9.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.050278235" calcext:value-type="float">
            <text:p>0.1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2174" calcext:value-type="float">
            <text:p>9.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0.038307227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.037110128" calcext:value-type="float">
            <text:p>0.0</text:p>
          </table:table-cell>
          <table:table-cell office:value-type="float" office:value="-0.015562311" calcext:value-type="float">
            <text:p>0.0</text:p>
          </table:table-cell>
          <table:table-cell office:value-type="float" office:value="9.545682" calcext:value-type="float">
            <text:p>9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.051475335" calcext:value-type="float">
            <text:p>0.1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.031124622" calcext:value-type="float">
            <text:p>0.0</text:p>
          </table:table-cell>
          <table:table-cell office:value-type="float" office:value="-0.031124622" calcext:value-type="float">
            <text:p>0.0</text:p>
          </table:table-cell>
          <table:table-cell office:value-type="float" office:value="9.554062" calcext:value-type="float">
            <text:p>9.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46686932" calcext:value-type="float">
            <text:p>0.0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.05626374" calcext:value-type="float">
            <text:p>0.1</text:p>
          </table:table-cell>
          <table:table-cell office:value-type="float" office:value="-0.019153614" calcext:value-type="float">
            <text:p>0.0</text:p>
          </table:table-cell>
          <table:table-cell office:value-type="float" office:value="9.54209" calcext:value-type="float">
            <text:p>9.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0.059855044" calcext:value-type="float">
            <text:p>0.1</text:p>
          </table:table-cell>
          <table:table-cell office:value-type="float" office:value="-0.022744916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.031124622" calcext:value-type="float">
            <text:p>0.0</text:p>
          </table:table-cell>
          <table:table-cell office:value-type="float" office:value="-0.025139118" calcext:value-type="float">
            <text:p>0.0</text:p>
          </table:table-cell>
          <table:table-cell office:value-type="float" office:value="9.498995" calcext:value-type="float">
            <text:p>9.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0.06464344" calcext:value-type="float">
            <text:p>0.1</text:p>
          </table:table-cell>
          <table:table-cell office:value-type="float" office:value="-0.01436521" calcext:value-type="float">
            <text:p>0.0</text:p>
          </table:table-cell>
          <table:table-cell office:value-type="float" office:value="9.527725" calcext:value-type="float">
            <text:p>9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.02633622" calcext:value-type="float">
            <text:p>0.0</text:p>
          </table:table-cell>
          <table:table-cell office:value-type="float" office:value="-0.008379706" calcext:value-type="float">
            <text:p>0.0</text:p>
          </table:table-cell>
          <table:table-cell office:value-type="float" office:value="9.53012" calcext:value-type="float">
            <text:p>9.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.049081136" calcext:value-type="float">
            <text:p>0.0</text:p>
          </table:table-cell>
          <table:table-cell office:value-type="float" office:value="-0.023942016" calcext:value-type="float">
            <text:p>0.0</text:p>
          </table:table-cell>
          <table:table-cell office:value-type="float" office:value="9.552865" calcext:value-type="float">
            <text:p>9.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0.05746084" calcext:value-type="float">
            <text:p>0.1</text:p>
          </table:table-cell>
          <table:table-cell office:value-type="float" office:value="-0.02633622" calcext:value-type="float">
            <text:p>0.0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.03232172" calcext:value-type="float">
            <text:p>0.0</text:p>
          </table:table-cell>
          <table:table-cell office:value-type="float" office:value="0.0011971008" calcext:value-type="float">
            <text:p>0.0</text:p>
          </table:table-cell>
          <table:table-cell office:value-type="float" office:value="9.524135" calcext:value-type="float">
            <text:p>9.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-0.29209262" calcext:value-type="float">
            <text:p>-0.3</text:p>
          </table:table-cell>
          <table:table-cell office:value-type="float" office:value="0.093373865" calcext:value-type="float">
            <text:p>0.1</text:p>
          </table:table-cell>
          <table:table-cell office:value-type="float" office:value="9.552865" calcext:value-type="float">
            <text:p>9.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-0.21308395" calcext:value-type="float">
            <text:p>-0.2</text:p>
          </table:table-cell>
          <table:table-cell office:value-type="float" office:value="0.1436521" calcext:value-type="float">
            <text:p>0.1</text:p>
          </table:table-cell>
          <table:table-cell office:value-type="float" office:value="9.526528" calcext:value-type="float">
            <text:p>9.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.039504327" calcext:value-type="float">
            <text:p>0.0</text:p>
          </table:table-cell>
          <table:table-cell office:value-type="float" office:value="-0.08619126" calcext:value-type="float">
            <text:p>-0.1</text:p>
          </table:table-cell>
          <table:table-cell office:value-type="float" office:value="9.552865" calcext:value-type="float">
            <text:p>9.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0.22146365" calcext:value-type="float">
            <text:p>0.2</text:p>
          </table:table-cell>
          <table:table-cell office:value-type="float" office:value="-0.2645593" calcext:value-type="float">
            <text:p>-0.3</text:p>
          </table:table-cell>
          <table:table-cell office:value-type="float" office:value="9.540894" calcext:value-type="float">
            <text:p>9.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.17477672" calcext:value-type="float">
            <text:p>0.2</text:p>
          </table:table-cell>
          <table:table-cell office:value-type="float" office:value="0.09816227" calcext:value-type="float">
            <text:p>0.1</text:p>
          </table:table-cell>
          <table:table-cell office:value-type="float" office:value="9.516952" calcext:value-type="float">
            <text:p>9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0.074220255" calcext:value-type="float">
            <text:p>0.1</text:p>
          </table:table-cell>
          <table:table-cell office:value-type="float" office:value="-0.23343466" calcext:value-type="float">
            <text:p>-0.2</text:p>
          </table:table-cell>
          <table:table-cell office:value-type="float" office:value="9.540894" calcext:value-type="float">
            <text:p>9.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0.37828386" calcext:value-type="float">
            <text:p>0.4</text:p>
          </table:table-cell>
          <table:table-cell office:value-type="float" office:value="-0.35194764" calcext:value-type="float">
            <text:p>-0.4</text:p>
          </table:table-cell>
          <table:table-cell office:value-type="float" office:value="9.507375" calcext:value-type="float">
            <text:p>9.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.31124622" calcext:value-type="float">
            <text:p>0.3</text:p>
          </table:table-cell>
          <table:table-cell office:value-type="float" office:value="-1.1719618" calcext:value-type="float">
            <text:p>-1.2</text:p>
          </table:table-cell>
          <table:table-cell office:value-type="float" office:value="9.543288" calcext:value-type="float">
            <text:p>9.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.1779473" calcext:value-type="float">
            <text:p>1.2</text:p>
          </table:table-cell>
          <table:table-cell office:value-type="float" office:value="0.17836803" calcext:value-type="float">
            <text:p>0.2</text:p>
          </table:table-cell>
          <table:table-cell office:value-type="float" office:value="9.55885" calcext:value-type="float">
            <text:p>9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-0.095768064" calcext:value-type="float">
            <text:p>-0.1</text:p>
          </table:table-cell>
          <table:table-cell office:value-type="float" office:value="-0.090979666" calcext:value-type="float">
            <text:p>-0.1</text:p>
          </table:table-cell>
          <table:table-cell office:value-type="float" office:value="9.479841" calcext:value-type="float">
            <text:p>9.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-0.046686932" calcext:value-type="float">
            <text:p>0.0</text:p>
          </table:table-cell>
          <table:table-cell office:value-type="float" office:value="-0.020350715" calcext:value-type="float">
            <text:p>0.0</text:p>
          </table:table-cell>
          <table:table-cell office:value-type="float" office:value="9.572019" calcext:value-type="float">
            <text:p>9.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-0.08259996" calcext:value-type="float">
            <text:p>-0.1</text:p>
          </table:table-cell>
          <table:table-cell office:value-type="float" office:value="-0.12449849" calcext:value-type="float">
            <text:p>-0.1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-0.06943185" calcext:value-type="float">
            <text:p>-0.1</text:p>
          </table:table-cell>
          <table:table-cell office:value-type="float" office:value="-0.09935937" calcext:value-type="float">
            <text:p>-0.1</text:p>
          </table:table-cell>
          <table:table-cell office:value-type="float" office:value="9.563639" calcext:value-type="float">
            <text:p>9.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-0.10534488" calcext:value-type="float">
            <text:p>-0.1</text:p>
          </table:table-cell>
          <table:table-cell office:value-type="float" office:value="-0.1400608" calcext:value-type="float">
            <text:p>-0.1</text:p>
          </table:table-cell>
          <table:table-cell office:value-type="float" office:value="9.518148" calcext:value-type="float">
            <text:p>9.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-0.093373865" calcext:value-type="float">
            <text:p>-0.1</text:p>
          </table:table-cell>
          <table:table-cell office:value-type="float" office:value="-0.1316811" calcext:value-type="float">
            <text:p>-0.1</text:p>
          </table:table-cell>
          <table:table-cell office:value-type="float" office:value="9.512163" calcext:value-type="float">
            <text:p>9.5</text:p>
          </table:table-cell>
        </table:table-row>
        <table:table-row table:style-name="ro1" table:number-rows-repeated="10483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2:32:09.063426931</meta:creation-date>
    <dc:date>2015-05-02T22:38:00.027238725</dc:date>
    <meta:editing-duration>P0D</meta:editing-duration>
    <meta:editing-cycles>1</meta:editing-cycles>
    <meta:document-statistic meta:table-count="1" meta:cell-count="118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25cm" svg:y="3.456cm" style:legend-expansion="high" chart:style-name="ch2"/>
        <chart:plot-area chart:style-name="ch3" table:cell-range-address="Sheet1.B2:Sheet1.E237" chart:data-source-has-labels="row" svg:x="0.319cm" svg:y="0.18cm" svg:width="12.587cm" svg:height="8.645cm">
          <chartooo:coordinate-region svg:x="1.231cm" svg:y="0.379cm" svg:width="11.675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37" chart:label-cell-address="Sheet1.B2:Sheet1.B2" chart:class="chart:line">
            <chart:data-point chart:repeated="235"/>
          </chart:series>
          <chart:series chart:style-name="ch8" chart:values-cell-range-address="Sheet1.C3:Sheet1.C237" chart:label-cell-address="Sheet1.C2:Sheet1.C2" chart:class="chart:line">
            <chart:data-point chart:repeated="235"/>
          </chart:series>
          <chart:series chart:style-name="ch9" chart:values-cell-range-address="Sheet1.D3:Sheet1.D237" chart:label-cell-address="Sheet1.D2:Sheet1.D2" chart:class="chart:line">
            <chart:data-point chart:repeated="235"/>
          </chart:series>
          <chart:series chart:style-name="ch10" chart:values-cell-range-address="Sheet1.E3:Sheet1.E237" chart:label-cell-address="Sheet1.E2:Sheet1.E2" chart:class="chart:line">
            <chart:data-point chart:repeated="2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Value</text:p>
                <draw:g>
                  <svg:desc>Sheet1.B2:Sheet1.B2</svg:desc>
                </draw:g>
              </table:table-cell>
              <table:table-cell office:value-type="string">
                <text:p>X</text:p>
                <draw:g>
                  <svg:desc>Sheet1.C2:Sheet1.C2</svg:desc>
                </draw:g>
              </table:table-cell>
              <table:table-cell office:value-type="string">
                <text:p>Y</text:p>
                <draw:g>
                  <svg:desc>Sheet1.D2:Sheet1.D2</svg:desc>
                </draw:g>
              </table:table-cell>
              <table:table-cell office:value-type="string">
                <text:p>Z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237</svg:desc>
                </draw:g>
              </table:table-cell>
              <table:table-cell office:value-type="float" office:value="-0.37349546">
                <text:p>-0.37349546</text:p>
                <draw:g>
                  <svg:desc>Sheet1.C3:Sheet1.C237</svg:desc>
                </draw:g>
              </table:table-cell>
              <table:table-cell office:value-type="float" office:value="0.089782566">
                <text:p>0.089782566</text:p>
                <draw:g>
                  <svg:desc>Sheet1.D3:Sheet1.D237</svg:desc>
                </draw:g>
              </table:table-cell>
              <table:table-cell office:value-type="float" office:value="9.494206">
                <text:p>9.494206</text:p>
                <draw:g>
                  <svg:desc>Sheet1.E3:Sheet1.E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37349546">
                <text:p>-0.37349546</text:p>
              </table:table-cell>
              <table:table-cell office:value-type="float" office:value="0.089782566">
                <text:p>0.089782566</text:p>
              </table:table-cell>
              <table:table-cell office:value-type="float" office:value="9.494206">
                <text:p>9.494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39025488">
                <text:p>-0.39025488</text:p>
              </table:table-cell>
              <table:table-cell office:value-type="float" office:value="0.08020575">
                <text:p>0.08020575</text:p>
              </table:table-cell>
              <table:table-cell office:value-type="float" office:value="9.526528">
                <text:p>9.526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0.36511576">
                <text:p>-0.36511576</text:p>
              </table:table-cell>
              <table:table-cell office:value-type="float" office:value="0.05626374">
                <text:p>0.05626374</text:p>
              </table:table-cell>
              <table:table-cell office:value-type="float" office:value="9.51336">
                <text:p>9.51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0.39384618">
                <text:p>-0.39384618</text:p>
              </table:table-cell>
              <table:table-cell office:value-type="float" office:value="0.074220255">
                <text:p>0.074220255</text:p>
              </table:table-cell>
              <table:table-cell office:value-type="float" office:value="9.526528">
                <text:p>9.526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0.3842694">
                <text:p>-0.3842694</text:p>
              </table:table-cell>
              <table:table-cell office:value-type="float" office:value="0.07062895">
                <text:p>0.07062895</text:p>
              </table:table-cell>
              <table:table-cell office:value-type="float" office:value="9.491813">
                <text:p>9.491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.37349546">
                <text:p>-0.37349546</text:p>
              </table:table-cell>
              <table:table-cell office:value-type="float" office:value="0.06823475">
                <text:p>0.06823475</text:p>
              </table:table-cell>
              <table:table-cell office:value-type="float" office:value="9.503783">
                <text:p>9.503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0.39983168">
                <text:p>-0.39983168</text:p>
              </table:table-cell>
              <table:table-cell office:value-type="float" office:value="0.05746084">
                <text:p>0.05746084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0.40581718">
                <text:p>-0.40581718</text:p>
              </table:table-cell>
              <table:table-cell office:value-type="float" office:value="0.1412579">
                <text:p>0.1412579</text:p>
              </table:table-cell>
              <table:table-cell office:value-type="float" office:value="9.498995">
                <text:p>9.498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0.40581718">
                <text:p>-0.40581718</text:p>
              </table:table-cell>
              <table:table-cell office:value-type="float" office:value="0.12449849">
                <text:p>0.12449849</text:p>
              </table:table-cell>
              <table:table-cell office:value-type="float" office:value="9.496601">
                <text:p>9.496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37708676">
                <text:p>-0.37708676</text:p>
              </table:table-cell>
              <table:table-cell office:value-type="float" office:value="0.089782566">
                <text:p>0.089782566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0.3854665">
                <text:p>-0.3854665</text:p>
              </table:table-cell>
              <table:table-cell office:value-type="float" office:value="0.11372458">
                <text:p>0.11372458</text:p>
              </table:table-cell>
              <table:table-cell office:value-type="float" office:value="9.498995">
                <text:p>9.498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0.41299978">
                <text:p>-0.41299978</text:p>
              </table:table-cell>
              <table:table-cell office:value-type="float" office:value="0.130484">
                <text:p>0.130484</text:p>
              </table:table-cell>
              <table:table-cell office:value-type="float" office:value="9.44752">
                <text:p>9.44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0.37349546">
                <text:p>-0.37349546</text:p>
              </table:table-cell>
              <table:table-cell office:value-type="float" office:value="0.1364695">
                <text:p>0.1364695</text:p>
              </table:table-cell>
              <table:table-cell office:value-type="float" office:value="9.485827">
                <text:p>9.485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-0.36990416">
                <text:p>-0.36990416</text:p>
              </table:table-cell>
              <table:table-cell office:value-type="float" office:value="0.088585466">
                <text:p>0.088585466</text:p>
              </table:table-cell>
              <table:table-cell office:value-type="float" office:value="9.520543">
                <text:p>9.520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-0.34715924">
                <text:p>-0.34715924</text:p>
              </table:table-cell>
              <table:table-cell office:value-type="float" office:value="0.08499416">
                <text:p>0.08499416</text:p>
              </table:table-cell>
              <table:table-cell office:value-type="float" office:value="9.544485">
                <text:p>9.544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-0.39983168">
                <text:p>-0.39983168</text:p>
              </table:table-cell>
              <table:table-cell office:value-type="float" office:value="0.12449849">
                <text:p>0.12449849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-0.41299978">
                <text:p>-0.41299978</text:p>
              </table:table-cell>
              <table:table-cell office:value-type="float" office:value="0.11971009">
                <text:p>0.11971009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0.39624038">
                <text:p>-0.39624038</text:p>
              </table:table-cell>
              <table:table-cell office:value-type="float" office:value="0.06344634">
                <text:p>0.06344634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-0.40462008">
                <text:p>-0.40462008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9.519346">
                <text:p>9.519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0.8559271">
                <text:p>-0.8559271</text:p>
              </table:table-cell>
              <table:table-cell office:value-type="float" office:value="0.6607997">
                <text:p>0.6607997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0.12090719">
                <text:p>-0.12090719</text:p>
              </table:table-cell>
              <table:table-cell office:value-type="float" office:value="1.0522517">
                <text:p>1.0522517</text:p>
              </table:table-cell>
              <table:table-cell office:value-type="float" office:value="9.526528">
                <text:p>9.526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804256">
                <text:p>0.9804256</text:p>
              </table:table-cell>
              <table:table-cell office:value-type="float" office:value="-0.39504328">
                <text:p>-0.39504328</text:p>
              </table:table-cell>
              <table:table-cell office:value-type="float" office:value="9.564836">
                <text:p>9.564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0.049081136">
                <text:p>-0.049081136</text:p>
              </table:table-cell>
              <table:table-cell office:value-type="float" office:value="-0.18435353">
                <text:p>-0.18435353</text:p>
              </table:table-cell>
              <table:table-cell office:value-type="float" office:value="9.544485">
                <text:p>9.544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3732995">
                <text:p>0.93732995</text:p>
              </table:table-cell>
              <table:table-cell office:value-type="float" office:value="-1.270124">
                <text:p>-1.270124</text:p>
              </table:table-cell>
              <table:table-cell office:value-type="float" office:value="9.520543">
                <text:p>9.520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6404489">
                <text:p>0.6404489</text:p>
              </table:table-cell>
              <table:table-cell office:value-type="float" office:value="-0.63206923">
                <text:p>-0.63206923</text:p>
              </table:table-cell>
              <table:table-cell office:value-type="float" office:value="9.498995">
                <text:p>9.498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0.1328782">
                <text:p>-0.1328782</text:p>
              </table:table-cell>
              <table:table-cell office:value-type="float" office:value="-0.18195933">
                <text:p>-0.18195933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0.34715924">
                <text:p>-0.34715924</text:p>
              </table:table-cell>
              <table:table-cell office:value-type="float" office:value="0.11252748">
                <text:p>0.11252748</text:p>
              </table:table-cell>
              <table:table-cell office:value-type="float" office:value="9.539697">
                <text:p>9.539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8738836">
                <text:p>0.08738836</text:p>
              </table:table-cell>
              <table:table-cell office:value-type="float" office:value="0.34596214">
                <text:p>0.34596214</text:p>
              </table:table-cell>
              <table:table-cell office:value-type="float" office:value="9.49301">
                <text:p>9.49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-3.1591492">
                <text:p>-3.1591492</text:p>
              </table:table-cell>
              <table:table-cell office:value-type="float" office:value="0.21428105">
                <text:p>0.21428105</text:p>
              </table:table-cell>
              <table:table-cell office:value-type="float" office:value="9.466674">
                <text:p>9.466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21547815">
                <text:p>0.021547815</text:p>
              </table:table-cell>
              <table:table-cell office:value-type="float" office:value="-0.045489833">
                <text:p>-0.045489833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6464344">
                <text:p>-0.06464344</text:p>
              </table:table-cell>
              <table:table-cell office:value-type="float" office:value="9.463082">
                <text:p>9.4630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7182605">
                <text:p>0.07182605</text:p>
              </table:table-cell>
              <table:table-cell office:value-type="float" office:value="-0.094570965">
                <text:p>-0.094570965</text:p>
              </table:table-cell>
              <table:table-cell office:value-type="float" office:value="9.503783">
                <text:p>9.503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09576807">
                <text:p>0.009576807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22937">
                <text:p>9.522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9927522">
                <text:p>0.029927522</text:p>
              </table:table-cell>
              <table:table-cell office:value-type="float" office:value="-0.04189853">
                <text:p>-0.04189853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07182605">
                <text:p>-0.007182605</text:p>
              </table:table-cell>
              <table:table-cell office:value-type="float" office:value="9.61272">
                <text:p>9.61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38307227">
                <text:p>0.038307227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85187">
                <text:p>9.585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44292733">
                <text:p>0.044292733</text:p>
              </table:table-cell>
              <table:table-cell office:value-type="float" office:value="-0.050278235">
                <text:p>-0.050278235</text:p>
              </table:table-cell>
              <table:table-cell office:value-type="float" office:value="9.483433">
                <text:p>9.4834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10773907">
                <text:p>0.010773907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19346">
                <text:p>9.5193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16759412">
                <text:p>0.016759412</text:p>
              </table:table-cell>
              <table:table-cell office:value-type="float" office:value="-0.03232172">
                <text:p>-0.03232172</text:p>
              </table:table-cell>
              <table:table-cell office:value-type="float" office:value="9.504981">
                <text:p>9.504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31124622">
                <text:p>-0.031124622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59855044">
                <text:p>0.059855044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20543">
                <text:p>9.520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62249243">
                <text:p>0.062249243</text:p>
              </table:table-cell>
              <table:table-cell office:value-type="float" office:value="-0.044292733">
                <text:p>-0.044292733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27533319">
                <text:p>-0.027533319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5865794">
                <text:p>0.05865794</text:p>
              </table:table-cell>
              <table:table-cell office:value-type="float" office:value="-0.027533319">
                <text:p>-0.027533319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047884034">
                <text:p>-0.0047884034</text:p>
              </table:table-cell>
              <table:table-cell office:value-type="float" office:value="9.524135">
                <text:p>9.524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873042">
                <text:p>0.02873042</text:p>
              </table:table-cell>
              <table:table-cell office:value-type="float" office:value="-0.009576807">
                <text:p>-0.009576807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16759412">
                <text:p>-0.016759412</text:p>
              </table:table-cell>
              <table:table-cell office:value-type="float" office:value="9.503783">
                <text:p>9.5037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22744916">
                <text:p>0.022744916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34908">
                <text:p>9.534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62249243">
                <text:p>0.062249243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497798">
                <text:p>9.497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044292733">
                <text:p>0.044292733</text:p>
              </table:table-cell>
              <table:table-cell office:value-type="float" office:value="-0.04070143">
                <text:p>-0.04070143</text:p>
              </table:table-cell>
              <table:table-cell office:value-type="float" office:value="9.539697">
                <text:p>9.539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05746084">
                <text:p>0.05746084</text:p>
              </table:table-cell>
              <table:table-cell office:value-type="float" office:value="-0.046686932">
                <text:p>-0.046686932</text:p>
              </table:table-cell>
              <table:table-cell office:value-type="float" office:value="9.491813">
                <text:p>9.491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-0.008379706">
                <text:p>-0.008379706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253315">
                <text:p>9.5253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2633622">
                <text:p>0.02633622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07182605">
                <text:p>0.07182605</text:p>
              </table:table-cell>
              <table:table-cell office:value-type="float" office:value="-0.008379706">
                <text:p>-0.008379706</text:p>
              </table:table-cell>
              <table:table-cell office:value-type="float" office:value="9.502586">
                <text:p>9.502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77811554">
                <text:p>0.077811554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0.019153614">
                <text:p>0.019153614</text:p>
              </table:table-cell>
              <table:table-cell office:value-type="float" office:value="9.519346">
                <text:p>9.519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050278235">
                <text:p>0.050278235</text:p>
              </table:table-cell>
              <table:table-cell office:value-type="float" office:value="-0.034715924">
                <text:p>-0.034715924</text:p>
              </table:table-cell>
              <table:table-cell office:value-type="float" office:value="9.528923">
                <text:p>9.528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4309563">
                <text:p>-0.04309563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50278235">
                <text:p>0.050278235</text:p>
              </table:table-cell>
              <table:table-cell office:value-type="float" office:value="-0.049081136">
                <text:p>-0.049081136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11971008">
                <text:p>-0.011971008</text:p>
              </table:table-cell>
              <table:table-cell office:value-type="float" office:value="9.503783">
                <text:p>9.50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31124622">
                <text:p>0.031124622</text:p>
              </table:table-cell>
              <table:table-cell office:value-type="float" office:value="-0.017956512">
                <text:p>-0.017956512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385">
                <text:p>9.5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029927522">
                <text:p>0.029927522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0.005985504">
                <text:p>0.005985504</text:p>
              </table:table-cell>
              <table:table-cell office:value-type="float" office:value="9.539697">
                <text:p>9.5396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0.0023942017">
                <text:p>0.0023942017</text:p>
              </table:table-cell>
              <table:table-cell office:value-type="float" office:value="9.514558">
                <text:p>9.514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33711">
                <text:p>9.533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03232172">
                <text:p>0.03232172</text:p>
              </table:table-cell>
              <table:table-cell office:value-type="float" office:value="-0.007182605">
                <text:p>-0.007182605</text:p>
              </table:table-cell>
              <table:table-cell office:value-type="float" office:value="9.543288">
                <text:p>9.543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21547815">
                <text:p>-0.021547815</text:p>
              </table:table-cell>
              <table:table-cell office:value-type="float" office:value="9.481039">
                <text:p>9.481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4209">
                <text:p>9.54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5746084">
                <text:p>0.05746084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04981">
                <text:p>9.504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06584055">
                <text:p>0.06584055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496601">
                <text:p>9.496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10773907">
                <text:p>-0.010773907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16759412">
                <text:p>-0.016759412</text:p>
              </table:table-cell>
              <table:table-cell office:value-type="float" office:value="9.5253315">
                <text:p>9.5253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31124622">
                <text:p>-0.031124622</text:p>
              </table:table-cell>
              <table:table-cell office:value-type="float" office:value="9.536105">
                <text:p>9.536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37110128">
                <text:p>0.037110128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09769">
                <text:p>9.509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050278235">
                <text:p>0.050278235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46879">
                <text:p>9.546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34908">
                <text:p>9.534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07182605">
                <text:p>-0.007182605</text:p>
              </table:table-cell>
              <table:table-cell office:value-type="float" office:value="9.51336">
                <text:p>9.51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4774475">
                <text:p>9.4774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035913025">
                <text:p>-0.0035913025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29927522">
                <text:p>-0.029927522</text:p>
              </table:table-cell>
              <table:table-cell office:value-type="float" office:value="9.485827">
                <text:p>9.485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011971008">
                <text:p>-0.0011971008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497798">
                <text:p>9.4977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06823475">
                <text:p>0.06823475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013895">
                <text:p>9.50138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047884032">
                <text:p>0.047884032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04981">
                <text:p>9.5049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10773907">
                <text:p>-0.010773907</text:p>
              </table:table-cell>
              <table:table-cell office:value-type="float" office:value="9.51336">
                <text:p>9.51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076614454">
                <text:p>0.076614454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34908">
                <text:p>9.5349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47884032">
                <text:p>0.047884032</text:p>
              </table:table-cell>
              <table:table-cell office:value-type="float" office:value="-0.005985504">
                <text:p>-0.005985504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29927522">
                <text:p>-0.029927522</text:p>
              </table:table-cell>
              <table:table-cell office:value-type="float" office:value="9.522937">
                <text:p>9.5229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39697">
                <text:p>9.5396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038307227">
                <text:p>0.038307227</text:p>
              </table:table-cell>
              <table:table-cell office:value-type="float" office:value="-0.04189853">
                <text:p>-0.04189853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21547815">
                <text:p>-0.021547815</text:p>
              </table:table-cell>
              <table:table-cell office:value-type="float" office:value="9.536105">
                <text:p>9.536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09576807">
                <text:p>-0.009576807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02633622">
                <text:p>0.02633622</text:p>
              </table:table-cell>
              <table:table-cell office:value-type="float" office:value="-0.021547815">
                <text:p>-0.021547815</text:p>
              </table:table-cell>
              <table:table-cell office:value-type="float" office:value="9.519346">
                <text:p>9.5193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4189853">
                <text:p>-0.04189853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06703765">
                <text:p>0.06703765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11971008">
                <text:p>-0.011971008</text:p>
              </table:table-cell>
              <table:table-cell office:value-type="float" office:value="9.561244">
                <text:p>9.561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44485">
                <text:p>9.544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06584055">
                <text:p>0.06584055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24135">
                <text:p>9.524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03232172">
                <text:p>0.03232172</text:p>
              </table:table-cell>
              <table:table-cell office:value-type="float" office:value="-0.027533319">
                <text:p>-0.027533319</text:p>
              </table:table-cell>
              <table:table-cell office:value-type="float" office:value="9.514558">
                <text:p>9.514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09576807">
                <text:p>-0.009576807</text:p>
              </table:table-cell>
              <table:table-cell office:value-type="float" office:value="9.5253315">
                <text:p>9.5253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02633622">
                <text:p>0.02633622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09769">
                <text:p>9.509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492735">
                <text:p>9.5492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.04189853">
                <text:p>0.04189853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497798">
                <text:p>9.4977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047884032">
                <text:p>0.047884032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33711">
                <text:p>9.533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38307227">
                <text:p>0.038307227</text:p>
              </table:table-cell>
              <table:table-cell office:value-type="float" office:value="-0.033518825">
                <text:p>-0.033518825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029927522">
                <text:p>0.029927522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496601">
                <text:p>9.4966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09769">
                <text:p>9.509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10773907">
                <text:p>-0.010773907</text:p>
              </table:table-cell>
              <table:table-cell office:value-type="float" office:value="9.543288">
                <text:p>9.5432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46879">
                <text:p>9.5468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22937">
                <text:p>9.522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05746084">
                <text:p>0.05746084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03232172">
                <text:p>0.03232172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492735">
                <text:p>9.54927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17956512">
                <text:p>-0.017956512</text:p>
              </table:table-cell>
              <table:table-cell office:value-type="float" office:value="9.51336">
                <text:p>9.51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21547815">
                <text:p>-0.021547815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11971008">
                <text:p>-0.011971008</text:p>
              </table:table-cell>
              <table:table-cell office:value-type="float" office:value="9.566033">
                <text:p>9.5660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02633622">
                <text:p>0.02633622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490616">
                <text:p>9.490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0.007182605">
                <text:p>0.007182605</text:p>
              </table:table-cell>
              <table:table-cell office:value-type="float" office:value="9.533711">
                <text:p>9.5337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0.0011971008">
                <text:p>0.0011971008</text:p>
              </table:table-cell>
              <table:table-cell office:value-type="float" office:value="9.502586">
                <text:p>9.5025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047884032">
                <text:p>0.047884032</text:p>
              </table:table-cell>
              <table:table-cell office:value-type="float" office:value="-0.008379706">
                <text:p>-0.008379706</text:p>
              </table:table-cell>
              <table:table-cell office:value-type="float" office:value="9.520543">
                <text:p>9.5205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11971008">
                <text:p>-0.011971008</text:p>
              </table:table-cell>
              <table:table-cell office:value-type="float" office:value="9.533711">
                <text:p>9.5337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037110128">
                <text:p>0.037110128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1336">
                <text:p>9.51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015562311">
                <text:p>0.015562311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28923">
                <text:p>9.5289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04070143">
                <text:p>0.04070143</text:p>
              </table:table-cell>
              <table:table-cell office:value-type="float" office:value="-0.011971008">
                <text:p>-0.011971008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40894">
                <text:p>9.540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04189853">
                <text:p>0.04189853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4209">
                <text:p>9.542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027533319">
                <text:p>0.027533319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43288">
                <text:p>9.5432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02873042">
                <text:p>0.02873042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06178">
                <text:p>9.506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034715924">
                <text:p>0.034715924</text:p>
              </table:table-cell>
              <table:table-cell office:value-type="float" office:value="-0.031124622">
                <text:p>-0.031124622</text:p>
              </table:table-cell>
              <table:table-cell office:value-type="float" office:value="9.506178">
                <text:p>9.5061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.034715924">
                <text:p>0.034715924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34908">
                <text:p>9.5349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.035913024">
                <text:p>0.035913024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40894">
                <text:p>9.5408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02586">
                <text:p>9.5025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023942017">
                <text:p>-0.0023942017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04189853">
                <text:p>0.04189853</text:p>
              </table:table-cell>
              <table:table-cell office:value-type="float" office:value="-0.033518825">
                <text:p>-0.033518825</text:p>
              </table:table-cell>
              <table:table-cell office:value-type="float" office:value="9.540894">
                <text:p>9.540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10773907">
                <text:p>-0.010773907</text:p>
              </table:table-cell>
              <table:table-cell office:value-type="float" office:value="9.524135">
                <text:p>9.5241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37110128">
                <text:p>0.037110128</text:p>
              </table:table-cell>
              <table:table-cell office:value-type="float" office:value="-0.0035913025">
                <text:p>-0.0035913025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29927522">
                <text:p>-0.029927522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053869538">
                <text:p>0.053869538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253315">
                <text:p>9.5253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14558">
                <text:p>9.5145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02873042">
                <text:p>0.02873042</text:p>
              </table:table-cell>
              <table:table-cell office:value-type="float" office:value="-0.039504327">
                <text:p>-0.039504327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011971008">
                <text:p>-0.0011971008</text:p>
              </table:table-cell>
              <table:table-cell office:value-type="float" office:value="9.551667">
                <text:p>9.551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45489833">
                <text:p>-0.045489833</text:p>
              </table:table-cell>
              <table:table-cell office:value-type="float" office:value="9.537302">
                <text:p>9.537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022744916">
                <text:p>0.022744916</text:p>
              </table:table-cell>
              <table:table-cell office:value-type="float" office:value="-0.017956512">
                <text:p>-0.017956512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.04189853">
                <text:p>0.04189853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10773907">
                <text:p>-0.010773907</text:p>
              </table:table-cell>
              <table:table-cell office:value-type="float" office:value="9.5013895">
                <text:p>9.5013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07182605">
                <text:p>-0.007182605</text:p>
              </table:table-cell>
              <table:table-cell office:value-type="float" office:value="9.555259">
                <text:p>9.555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33711">
                <text:p>9.533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.034715924">
                <text:p>0.034715924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38307227">
                <text:p>-0.038307227</text:p>
              </table:table-cell>
              <table:table-cell office:value-type="float" office:value="9.494206">
                <text:p>9.4942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06584055">
                <text:p>0.06584055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.034715924">
                <text:p>0.034715924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28923">
                <text:p>9.528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37110128">
                <text:p>-0.037110128</text:p>
              </table:table-cell>
              <table:table-cell office:value-type="float" office:value="9.546879">
                <text:p>9.5468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17956512">
                <text:p>-0.017956512</text:p>
              </table:table-cell>
              <table:table-cell office:value-type="float" office:value="9.548077">
                <text:p>9.5480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.03232172">
                <text:p>0.03232172</text:p>
              </table:table-cell>
              <table:table-cell office:value-type="float" office:value="-0.016759412">
                <text:p>-0.01675941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1316811">
                <text:p>-0.01316811</text:p>
              </table:table-cell>
              <table:table-cell office:value-type="float" office:value="9.5013895">
                <text:p>9.50138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047884034">
                <text:p>-0.0047884034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3232172">
                <text:p>-0.0323217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385">
                <text:p>9.5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29927522">
                <text:p>-0.029927522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07182605">
                <text:p>-0.007182605</text:p>
              </table:table-cell>
              <table:table-cell office:value-type="float" office:value="9.532514">
                <text:p>9.5325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038307227">
                <text:p>0.038307227</text:p>
              </table:table-cell>
              <table:table-cell office:value-type="float" office:value="-0.035913024">
                <text:p>-0.035913024</text:p>
              </table:table-cell>
              <table:table-cell office:value-type="float" office:value="9.537302">
                <text:p>9.5373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050278235">
                <text:p>0.050278235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21547815">
                <text:p>-0.021547815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.044292733">
                <text:p>0.044292733</text:p>
              </table:table-cell>
              <table:table-cell office:value-type="float" office:value="-0.0035913025">
                <text:p>-0.0035913025</text:p>
              </table:table-cell>
              <table:table-cell office:value-type="float" office:value="9.520543">
                <text:p>9.5205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04309563">
                <text:p>0.04309563</text:p>
              </table:table-cell>
              <table:table-cell office:value-type="float" office:value="-0.0047884034">
                <text:p>-0.0047884034</text:p>
              </table:table-cell>
              <table:table-cell office:value-type="float" office:value="9.497798">
                <text:p>9.4977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059855044">
                <text:p>0.059855044</text:p>
              </table:table-cell>
              <table:table-cell office:value-type="float" office:value="-0.005985504">
                <text:p>-0.005985504</text:p>
              </table:table-cell>
              <table:table-cell office:value-type="float" office:value="9.54209">
                <text:p>9.54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.046686932">
                <text:p>0.046686932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31317">
                <text:p>9.5313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39697">
                <text:p>9.5396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4070143">
                <text:p>-0.04070143</text:p>
              </table:table-cell>
              <table:table-cell office:value-type="float" office:value="9.508572">
                <text:p>9.5085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.033518825">
                <text:p>0.033518825</text:p>
              </table:table-cell>
              <table:table-cell office:value-type="float" office:value="-0.027533319">
                <text:p>-0.027533319</text:p>
              </table:table-cell>
              <table:table-cell office:value-type="float" office:value="9.546879">
                <text:p>9.546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.045489833">
                <text:p>0.045489833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385">
                <text:p>9.53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06943185">
                <text:p>0.06943185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15755">
                <text:p>9.515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06344634">
                <text:p>0.06344634</text:p>
              </table:table-cell>
              <table:table-cell office:value-type="float" office:value="-0.016759412">
                <text:p>-0.016759412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2873042">
                <text:p>-0.02873042</text:p>
              </table:table-cell>
              <table:table-cell office:value-type="float" office:value="9.536105">
                <text:p>9.536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055066638">
                <text:p>0.055066638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10966">
                <text:p>9.510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06823475">
                <text:p>0.06823475</text:p>
              </table:table-cell>
              <table:table-cell office:value-type="float" office:value="-0.008379706">
                <text:p>-0.008379706</text:p>
              </table:table-cell>
              <table:table-cell office:value-type="float" office:value="9.522937">
                <text:p>9.522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492735">
                <text:p>9.54927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.05267244">
                <text:p>0.05267244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503783">
                <text:p>9.5037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.050278235">
                <text:p>0.050278235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2174">
                <text:p>9.521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.038307227">
                <text:p>0.038307227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.037110128">
                <text:p>0.037110128</text:p>
              </table:table-cell>
              <table:table-cell office:value-type="float" office:value="-0.015562311">
                <text:p>-0.015562311</text:p>
              </table:table-cell>
              <table:table-cell office:value-type="float" office:value="9.545682">
                <text:p>9.5456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.051475335">
                <text:p>0.051475335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12163">
                <text:p>9.512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.031124622">
                <text:p>0.031124622</text:p>
              </table:table-cell>
              <table:table-cell office:value-type="float" office:value="-0.031124622">
                <text:p>-0.031124622</text:p>
              </table:table-cell>
              <table:table-cell office:value-type="float" office:value="9.554062">
                <text:p>9.5540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46686932">
                <text:p>-0.046686932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.05626374">
                <text:p>0.05626374</text:p>
              </table:table-cell>
              <table:table-cell office:value-type="float" office:value="-0.019153614">
                <text:p>-0.019153614</text:p>
              </table:table-cell>
              <table:table-cell office:value-type="float" office:value="9.54209">
                <text:p>9.542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.059855044">
                <text:p>0.059855044</text:p>
              </table:table-cell>
              <table:table-cell office:value-type="float" office:value="-0.022744916">
                <text:p>-0.022744916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.031124622">
                <text:p>0.031124622</text:p>
              </table:table-cell>
              <table:table-cell office:value-type="float" office:value="-0.025139118">
                <text:p>-0.025139118</text:p>
              </table:table-cell>
              <table:table-cell office:value-type="float" office:value="9.498995">
                <text:p>9.4989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.06464344">
                <text:p>0.06464344</text:p>
              </table:table-cell>
              <table:table-cell office:value-type="float" office:value="-0.01436521">
                <text:p>-0.01436521</text:p>
              </table:table-cell>
              <table:table-cell office:value-type="float" office:value="9.527725">
                <text:p>9.5277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.02633622">
                <text:p>0.02633622</text:p>
              </table:table-cell>
              <table:table-cell office:value-type="float" office:value="-0.008379706">
                <text:p>-0.008379706</text:p>
              </table:table-cell>
              <table:table-cell office:value-type="float" office:value="9.53012">
                <text:p>9.530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.049081136">
                <text:p>0.049081136</text:p>
              </table:table-cell>
              <table:table-cell office:value-type="float" office:value="-0.023942016">
                <text:p>-0.023942016</text:p>
              </table:table-cell>
              <table:table-cell office:value-type="float" office:value="9.552865">
                <text:p>9.5528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.05746084">
                <text:p>0.05746084</text:p>
              </table:table-cell>
              <table:table-cell office:value-type="float" office:value="-0.02633622">
                <text:p>-0.02633622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.03232172">
                <text:p>0.03232172</text:p>
              </table:table-cell>
              <table:table-cell office:value-type="float" office:value="0.0011971008">
                <text:p>0.0011971008</text:p>
              </table:table-cell>
              <table:table-cell office:value-type="float" office:value="9.524135">
                <text:p>9.5241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-0.29209262">
                <text:p>-0.29209262</text:p>
              </table:table-cell>
              <table:table-cell office:value-type="float" office:value="0.093373865">
                <text:p>0.093373865</text:p>
              </table:table-cell>
              <table:table-cell office:value-type="float" office:value="9.552865">
                <text:p>9.5528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-0.21308395">
                <text:p>-0.21308395</text:p>
              </table:table-cell>
              <table:table-cell office:value-type="float" office:value="0.1436521">
                <text:p>0.1436521</text:p>
              </table:table-cell>
              <table:table-cell office:value-type="float" office:value="9.526528">
                <text:p>9.526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039504327">
                <text:p>0.039504327</text:p>
              </table:table-cell>
              <table:table-cell office:value-type="float" office:value="-0.08619126">
                <text:p>-0.08619126</text:p>
              </table:table-cell>
              <table:table-cell office:value-type="float" office:value="9.552865">
                <text:p>9.5528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22146365">
                <text:p>0.22146365</text:p>
              </table:table-cell>
              <table:table-cell office:value-type="float" office:value="-0.2645593">
                <text:p>-0.2645593</text:p>
              </table:table-cell>
              <table:table-cell office:value-type="float" office:value="9.540894">
                <text:p>9.540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17477672">
                <text:p>0.17477672</text:p>
              </table:table-cell>
              <table:table-cell office:value-type="float" office:value="0.09816227">
                <text:p>0.09816227</text:p>
              </table:table-cell>
              <table:table-cell office:value-type="float" office:value="9.516952">
                <text:p>9.5169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.074220255">
                <text:p>0.074220255</text:p>
              </table:table-cell>
              <table:table-cell office:value-type="float" office:value="-0.23343466">
                <text:p>-0.23343466</text:p>
              </table:table-cell>
              <table:table-cell office:value-type="float" office:value="9.540894">
                <text:p>9.5408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.37828386">
                <text:p>0.37828386</text:p>
              </table:table-cell>
              <table:table-cell office:value-type="float" office:value="-0.35194764">
                <text:p>-0.35194764</text:p>
              </table:table-cell>
              <table:table-cell office:value-type="float" office:value="9.507375">
                <text:p>9.507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.31124622">
                <text:p>0.31124622</text:p>
              </table:table-cell>
              <table:table-cell office:value-type="float" office:value="-1.1719618">
                <text:p>-1.1719618</text:p>
              </table:table-cell>
              <table:table-cell office:value-type="float" office:value="9.543288">
                <text:p>9.543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1.1779473">
                <text:p>1.1779473</text:p>
              </table:table-cell>
              <table:table-cell office:value-type="float" office:value="0.17836803">
                <text:p>0.17836803</text:p>
              </table:table-cell>
              <table:table-cell office:value-type="float" office:value="9.55885">
                <text:p>9.558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-0.095768064">
                <text:p>-0.095768064</text:p>
              </table:table-cell>
              <table:table-cell office:value-type="float" office:value="-0.090979666">
                <text:p>-0.090979666</text:p>
              </table:table-cell>
              <table:table-cell office:value-type="float" office:value="9.479841">
                <text:p>9.4798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-0.046686932">
                <text:p>-0.046686932</text:p>
              </table:table-cell>
              <table:table-cell office:value-type="float" office:value="-0.020350715">
                <text:p>-0.020350715</text:p>
              </table:table-cell>
              <table:table-cell office:value-type="float" office:value="9.572019">
                <text:p>9.5720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-0.08259996">
                <text:p>-0.08259996</text:p>
              </table:table-cell>
              <table:table-cell office:value-type="float" office:value="-0.12449849">
                <text:p>-0.12449849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-0.06943185">
                <text:p>-0.06943185</text:p>
              </table:table-cell>
              <table:table-cell office:value-type="float" office:value="-0.09935937">
                <text:p>-0.09935937</text:p>
              </table:table-cell>
              <table:table-cell office:value-type="float" office:value="9.563639">
                <text:p>9.5636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-0.10534488">
                <text:p>-0.10534488</text:p>
              </table:table-cell>
              <table:table-cell office:value-type="float" office:value="-0.1400608">
                <text:p>-0.1400608</text:p>
              </table:table-cell>
              <table:table-cell office:value-type="float" office:value="9.518148">
                <text:p>9.5181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-0.093373865">
                <text:p>-0.093373865</text:p>
              </table:table-cell>
              <table:table-cell office:value-type="float" office:value="-0.1316811">
                <text:p>-0.1316811</text:p>
              </table:table-cell>
              <table:table-cell office:value-type="float" office:value="9.512163">
                <text:p>9.512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